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ZipResource.setRefid( Reference 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ZipResource.getEncod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ZipResource.getInputStrea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ZipResource.getZip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ZipResource.setZipfile( File 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Resource.ZipResource( File z , String enc , ZipEntry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ZipResource.getOut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ZipResource.Zip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ZipResource.addConfigured( ResourceCollection 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ZipResource.setEntry( ZipEntry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ZipResource.fetchEntr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ZipResource.setEncoding( String en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ZipResource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ZipResource.fin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